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bbf" officeooo:paragraph-rsid="00013bbf"/>
    </style:style>
    <style:style style:name="P2" style:family="paragraph" style:parent-style-name="Standard">
      <style:text-properties officeooo:rsid="00013bbf" officeooo:paragraph-rsid="0001d0c7"/>
    </style:style>
    <style:style style:name="T1" style:family="text">
      <style:text-properties officeooo:rsid="00041924"/>
    </style:style>
    <style:style style:name="T2" style:family="text">
      <style:text-properties officeooo:rsid="000552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把车设计成球形的</text:p>
      <text:p text:style-name="P1"/>
      <text:p text:style-name="P1">外直径100cm</text:p>
      <text:p text:style-name="P1">内直径<text:span text:style-name="T2">80 cm </text:span></text:p>
      <text:p text:style-name="P2">留给两个发动机的空间是5cm, 也就是使用扁平型号的的无刷驱动电机,</text:p>
      <text:p text:style-name="P2">电机的直径<text:span text:style-name="T1">20cm ,如果动力不够以后再补从</text:span></text:p>
      <text:p text:style-name="P2"/>
      <text:p text:style-name="P2"/>
      <text:p text:style-name="P2"><text:s/></text:p>
      <text:p text:style-name="P1">然后一共两个电机, (电机在不同侧可能不会导致扁舟的问题, 但是更重要的事情是减少电机的数量, 因为电机的数量越多越容易坏, 而且如果两个电机不完全同步的话,控制上也是一个很大的困难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 LibreOffice_project/65905a128db06ba48db947242809d14d3f9a93fe</meta:generator>
    <dc:date>2018-11-22T17:23:46.500000000</dc:date>
    <meta:editing-duration>PT13M42S</meta:editing-duration>
    <meta:editing-cycles>5</meta:editing-cycles>
    <meta:document-statistic meta:table-count="0" meta:image-count="0" meta:object-count="0" meta:page-count="1" meta:paragraph-count="7" meta:word-count="153" meta:character-count="174" meta:non-whitespace-character-count="165"/>
  </office:meta>
</office:document-meta>
</file>